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ock descriptions- Starting from Upper Left corner working left to right, top to bottom.</text:p>
      <text:p text:style-name="Standard"/>
      <text:p text:style-name="Standard"><text:span text:style-name="T1">LRU_AND_TAGS</text:span>-Takes in current tags and flags and then parses them into the correct format so that when the tagsFlags dataarray is ready to write, the correct update will be ready as well. In addition to this, the LRU_and_tags is also responsible for identifying the way that must be replaced, and if the replaced way needs to be written back to memory. <text:span text:style-name="T1">Please see LRU and Tags struct print out</text:span> for more details. This hierarchical block diagram really is a very important player in the coordination of signals in the datapath.</text:p>
      <text:p text:style-name="Standard"/>
      <text:p text:style-name="Standard"><text:span text:style-name="T1">DelayBlock</text:span>- delay's the wantedtag to avoid unstable “miss” output.</text:p>
      <text:p text:style-name="Standard"/>
      <text:p text:style-name="Standard"><text:span text:style-name="T1">ToWriteOrNot</text:span>- determines some basic signals that are responsible for writing to the tagsFlags and Way0 and Way1.</text:p>
      <text:p text:style-name="Standard"/>
      <text:p text:style-name="Standard"><text:span text:style-name="T1">TagFlagSplit</text:span>- breaks up the currently read off tags and flags. These resulting outputs drive many inputs of other parts of the design.</text:p>
      <text:p text:style-name="Standard"/>
      <text:p text:style-name="Standard"><text:span text:style-name="T1">TagCheck </text:span>1 and 0- checks to see if a ways tag matches the wanted tag, and is valid.</text:p>
      <text:p text:style-name="Standard"/>
      <text:p text:style-name="Standard"><text:span text:style-name="T1">Nor2-</text:span> nor of the tagCheck outputs determines if there was a cache miss.</text:p>
      <text:p text:style-name="Standard"/>
      <text:p text:style-name="Standard"><text:span text:style-name="T1">Nand2</text:span>- produces dirtying signal that tells when we are writing.</text:p>
      <text:p text:style-name="Standard"/>
      <text:p text:style-name="Standard"><text:span text:style-name="T1">DataOutOffse</text:span>t- determines, based on the write signals, what must be replaced in the currently observed cache line...or physical memory depending on Miss status.</text:p>
      <text:p text:style-name="Standard"/>
      <text:p text:style-name="Standard"><text:span text:style-name="T1">BreakUpAddress</text:span>- takes the current address, and breaks it up into corresponding index, offset and tag.</text:p>
      <text:p text:style-name="Standard"/>
      <text:p text:style-name="Standard"><text:span text:style-name="T1">WriteWay</text:span> (U_14 and U_13) – determines if the corresponding way should be written too.</text:p>
      <text:p text:style-name="Standard"/>
      <text:p text:style-name="Standard"><text:span text:style-name="T1">Offset</text:span>- offset's into the output line, providing requested 16 bits.</text:p>
      <text:p text:style-name="Standard"/>
      <text:p text:style-name="Standard"><text:span text:style-name="T1">WriteBackAddr</text:span>- generates address to write back evicted data too, based on the stored tag and the current address.</text:p>
      <text:p text:style-name="Standard"/>
      <text:p text:style-name="P2"><draw:frame draw:style-name="fr1" draw:name="graphics1" text:anchor-type="paragraph" svg:width="6.9252in" svg:height="0.1291in" draw:z-index="0"><draw:image xlink:href="../../../../../usr/lib64/libreoffice/basis3.4/share/gallery/rulers/blurulr1.gif" xlink:type="simple" xlink:show="embed" xlink:actuate="onLoad"/></draw:frame></text:p>
      <text:p text:style-name="Standard"/>
      <text:p text:style-name="P1">Testing:<text:span text:style-name="T2"> Testing was done by running test code on the ashIDE, and then comparing the register values. As features were added, tests were run. This frequent testing was mostly to ensure that no previously functional functionality was lost due to other changes. As reads appeared to be working, code that was needed involved cached writes and cached writes that were evicted. To produce these tests, portions of the mp22-final.asm were duplicated...reshuffled to prove that the easier function of cached writes was solved before eviction of cache line's was approached. In addition to this testing, extensive testing was done using waveform analysis. Through this process, most bugs became apparent, as signals would fail to change or oscillate rapidly. The key to debugging is doing it of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ott Page</meta:initial-creator>
    <meta:creation-date>2013-03-01T14:19:17</meta:creation-date>
    <dc:date>2013-03-01T15:09:10</dc:date>
    <dc:creator>Scott Page</dc:creator>
    <meta:editing-duration>PT49M53S</meta:editing-duration>
    <meta:editing-cycles>6</meta:editing-cycles>
    <meta:generator>LibreOffice/3.4$Unix LibreOffice_project/340m1$Build-502</meta:generator>
    <meta:document-statistic meta:table-count="0" meta:image-count="1" meta:object-count="0" meta:page-count="1" meta:paragraph-count="14" meta:word-count="398" meta:character-count="2460" meta:non-whitespace-character-count="2076"/>
  </office:meta>
</office:document-meta>
</file>